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swiss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4.249cm" style:rel-column-width="16368*"/>
    </style:style>
    <style:style style:name="Tabla12.C" style:family="table-column">
      <style:table-column-properties style:column-width="2.561cm" style:rel-column-width="9865*"/>
    </style:style>
    <style:style style:name="Tabla12.D" style:family="table-column">
      <style:table-column-properties style:column-width="5.953cm" style:rel-column-width="22934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4.249cm" style:rel-column-width="16368*"/>
    </style:style>
    <style:style style:name="Tabla6.C" style:family="table-column">
      <style:table-column-properties style:column-width="2.561cm" style:rel-column-width="9865*"/>
    </style:style>
    <style:style style:name="Tabla6.D" style:family="table-column">
      <style:table-column-properties style:column-width="5.953cm" style:rel-column-width="22934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4.247cm" style:rel-column-width="2408*"/>
    </style:style>
    <style:style style:name="Tabla7.B" style:family="table-column">
      <style:table-column-properties style:column-width="4.249cm" style:rel-column-width="2409*"/>
    </style:style>
    <style:style style:name="Tabla7.C" style:family="table-column">
      <style:table-column-properties style:column-width="3.224cm" style:rel-column-width="1828*"/>
    </style:style>
    <style:style style:name="Tabla7.D" style:family="table-column">
      <style:table-column-properties style:column-width="5.292cm" style:rel-column-width="3000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249cm" style:rel-column-width="16368*"/>
    </style:style>
    <style:style style:name="Tabla1.C" style:family="table-column">
      <style:table-column-properties style:column-width="2.561cm" style:rel-column-width="9865*"/>
    </style:style>
    <style:style style:name="Tabla1.D" style:family="table-column">
      <style:table-column-properties style:column-width="5.953cm" style:rel-column-width="2293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4.249cm" style:rel-column-width="16368*"/>
    </style:style>
    <style:style style:name="Tabla4.C" style:family="table-column">
      <style:table-column-properties style:column-width="2.614cm" style:rel-column-width="10069*"/>
    </style:style>
    <style:style style:name="Tabla4.D" style:family="table-column">
      <style:table-column-properties style:column-width="5.9cm" style:rel-column-width="2273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2.614cm" style:rel-column-width="10069*"/>
    </style:style>
    <style:style style:name="Tabla3.D" style:family="table-column">
      <style:table-column-properties style:column-width="5.9cm" style:rel-column-width="2273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47cm" style:rel-column-width="16361*"/>
    </style:style>
    <style:style style:name="Tabla5.B" style:family="table-column">
      <style:table-column-properties style:column-width="4.249cm" style:rel-column-width="16368*"/>
    </style:style>
    <style:style style:name="Tabla5.C" style:family="table-column">
      <style:table-column-properties style:column-width="2.614cm" style:rel-column-width="10069*"/>
    </style:style>
    <style:style style:name="Tabla5.D" style:family="table-column">
      <style:table-column-properties style:column-width="2.542cm" style:rel-column-width="9791*"/>
    </style:style>
    <style:style style:name="Tabla5.E" style:family="table-column">
      <style:table-column-properties style:column-width="3.36cm" style:rel-column-width="12946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2" style:family="table-row">
      <style:table-row-properties style:min-row-height="2.155cm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4.247cm" style:rel-column-width="16361*"/>
    </style:style>
    <style:style style:name="Tabla11.B" style:family="table-column">
      <style:table-column-properties style:column-width="4.249cm" style:rel-column-width="16368*"/>
    </style:style>
    <style:style style:name="Tabla11.C" style:family="table-column">
      <style:table-column-properties style:column-width="3.33cm" style:rel-column-width="12828*"/>
    </style:style>
    <style:style style:name="Tabla11.D" style:family="table-column">
      <style:table-column-properties style:column-width="5.186cm" style:rel-column-width="19978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4.249cm" style:rel-column-width="16368*"/>
    </style:style>
    <style:style style:name="Tabla2.C" style:family="table-column">
      <style:table-column-properties style:column-width="2.561cm" style:rel-column-width="9865*"/>
    </style:style>
    <style:style style:name="Tabla2.D" style:family="table-column">
      <style:table-column-properties style:column-width="2.977cm" style:rel-column-width="1146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4.249cm" style:rel-column-width="16368*"/>
    </style:style>
    <style:style style:name="Tabla9.C" style:family="table-column">
      <style:table-column-properties style:column-width="2.614cm" style:rel-column-width="10069*"/>
    </style:style>
    <style:style style:name="Tabla9.D" style:family="table-column">
      <style:table-column-properties style:column-width="2.951cm" style:rel-column-width="1136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2" style:family="table-row">
      <style:table-row-properties style:min-row-height="2.716cm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4.247cm" style:rel-column-width="16361*"/>
    </style:style>
    <style:style style:name="Tabla8.B" style:family="table-column">
      <style:table-column-properties style:column-width="4.249cm" style:rel-column-width="16368*"/>
    </style:style>
    <style:style style:name="Tabla8.C" style:family="table-column">
      <style:table-column-properties style:column-width="2.614cm" style:rel-column-width="10069*"/>
    </style:style>
    <style:style style:name="Tabla8.D" style:family="table-column">
      <style:table-column-properties style:column-width="2.648cm" style:rel-column-width="10198*"/>
    </style:style>
    <style:style style:name="Tabla8.E" style:family="table-column">
      <style:table-column-properties style:column-width="3.254cm" style:rel-column-width="12539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2" style:family="table-row">
      <style:table-row-properties style:min-row-height="1.549cm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4.246cm" style:rel-column-width="16354*"/>
    </style:style>
    <style:style style:name="Tabla10.B" style:family="table-column">
      <style:table-column-properties style:column-width="4.249cm" style:rel-column-width="16368*"/>
    </style:style>
    <style:style style:name="Tabla10.C" style:family="table-column">
      <style:table-column-properties style:column-width="2.882cm" style:rel-column-width="11102*"/>
    </style:style>
    <style:style style:name="Tabla10.D" style:family="table-column">
      <style:table-column-properties style:column-width="2.829cm" style:rel-column-width="10898*"/>
    </style:style>
    <style:style style:name="Tabla10.E" style:family="table-column">
      <style:table-column-properties style:column-width="2.806cm" style:rel-column-width="10813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2" style:family="table-row">
      <style:table-row-properties style:min-row-height="1.552cm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199cm" style:shadow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.199cm" fo:text-align="center" style:justify-single-word="false" style:shadow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.199cm" style:shadow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.199cm" style:shadow="none"/>
      <style:text-properties style:font-name="Calibri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margin-top="0cm" fo:margin-bottom="0.199cm" style:shadow="none"/>
      <style:text-properties fo:color="#3333ff" style:font-name="Calibri1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.199cm" style:shadow="none"/>
      <style:text-properties style:use-window-font-color="true" style:font-name="Calibri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.199cm" style:shadow="none"/>
      <style:text-properties style:use-window-font-color="true" style:font-name="Calibri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.199cm" style:shadow="none"/>
      <style:text-properties style:use-window-font-color="true" style:font-name="Calibri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0.199cm" style:shadow="none"/>
      <style:text-properties fo:color="#808080" style:font-name="Calibri1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.199cm" fo:break-before="page" style:shadow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.199cm" fo:text-align="center" style:justify-single-word="false" fo:padding="0.074cm" fo:border-left="none" fo:border-right="none" fo:border-top="none" fo:border-bottom="0.002cm solid #000000" style:shadow="none" style:join-border="false"/>
      <style:text-properties style:font-name="Calibri1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alibri1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Calibri1" fo:font-size="11pt" style:font-size-asian="11pt" style:font-size-complex="11pt"/>
    </style:style>
    <style:style style:name="P14" style:family="paragraph" style:parent-style-name="Table_20_Contents">
      <style:text-properties style:font-name="Calibri1" fo:font-size="9pt" style:font-size-asian="9pt" style:font-size-complex="9pt"/>
    </style:style>
    <style:style style:name="P15" style:family="paragraph" style:parent-style-name="Table_20_Contents">
      <style:text-properties style:font-name="Calibri1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Calibri1" fo:font-size="9pt" style:font-size-asian="9pt" style:font-size-complex="9pt"/>
    </style:style>
    <style:style style:name="P17" style:family="paragraph" style:parent-style-name="Table_20_Contents">
      <style:text-properties style:font-name="Calibri1" fo:font-size="9pt" style:font-size-asian="9pt" style:font-size-complex="9pt"/>
    </style:style>
    <style:style style:name="P18" style:family="paragraph" style:parent-style-name="Standard">
      <style:text-properties style:font-name="Calibri1" fo:font-size="9pt" style:font-name-asian="Calibri" style:font-size-asian="9pt" style:font-name-complex="Calibri" style:font-size-complex="9pt"/>
    </style:style>
    <style:style style:name="P19" style:family="paragraph" style:parent-style-name="Standard" style:list-style-name="">
      <style:paragraph-properties style:text-autospace="none"/>
      <style:text-properties style:font-name="Calibri1" fo:font-size="9pt" style:font-size-asian="9pt" style:font-size-complex="9pt"/>
    </style:style>
    <style:style style:name="P20" style:family="paragraph" style:parent-style-name="Standard">
      <style:paragraph-properties fo:margin-top="0cm" fo:margin-bottom="0.199cm" style:shadow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margin-top="0cm" fo:margin-bottom="0.199cm" style:shadow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.199cm" style:shadow="none">
        <style:tab-stops>
          <style:tab-stop style:position="17cm" style:type="right"/>
        </style:tab-stops>
      </style:paragraph-properties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.199cm" style:shadow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 style:list-style-name="L1">
      <style:paragraph-properties fo:margin-top="0cm" fo:margin-bottom="0.199cm" style:shadow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cm" fo:margin-bottom="0.199cm" style:shadow="none"/>
      <style:text-properties fo:color="#808080" style:font-name="Calibri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 style:list-style-name="L1">
      <style:paragraph-properties fo:margin-top="0cm" fo:margin-bottom="0.199cm" style:shadow="none"/>
      <style:text-properties fo:color="#808080" style:font-name="Calibri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 style:list-style-name="L1">
      <style:paragraph-properties fo:margin-top="0cm" fo:margin-bottom="0.199cm" style:shadow="none"/>
      <style:text-properties fo:color="#808080" style:font-name="Calibri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 style:list-style-name="L1">
      <style:paragraph-properties fo:margin-top="0cm" fo:margin-bottom="0.199cm" style:shadow="none"/>
      <style:text-properties fo:color="#808080" style:font-name="Calibri1"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 style:list-style-name="L1">
      <style:paragraph-properties fo:margin-top="0cm" fo:margin-bottom="0.199cm" style:shadow="none"/>
      <style:text-properties fo:color="#808080" style:font-name="Calibri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paragraph-properties fo:margin-top="0cm" fo:margin-bottom="0.199cm" style:shadow="none"/>
      <style:text-properties fo:color="#808080"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1">
      <style:paragraph-properties fo:margin-top="0cm" fo:margin-bottom="0.199cm" style:shadow="none"/>
      <style:text-properties fo:color="#808080" style:font-name="Calibri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top="0cm" fo:margin-bottom="0.199cm" style:shadow="none"/>
      <style:text-properties fo:color="#666666" style:font-name="Calibri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fo:font-style="italic" style:font-size-asian="10pt" style:font-style-asian="italic" style:font-size-complex="10pt" style:font-style-complex="italic"/>
    </style:style>
    <style:style style:name="P36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style:font-size-asian="10pt" style:font-size-complex="10pt"/>
    </style:style>
    <style:style style:name="P37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fo:font-weight="normal" fo:background-color="transparent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margin-top="0cm" fo:margin-bottom="0.199cm" style:shadow="none"/>
      <style:text-properties fo:color="#666666"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top="0cm" fo:margin-bottom="0.199cm" fo:break-before="page" style:shadow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ff3333" fo:font-weight="normal" fo:background-color="transparent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fo:font-weight="normal" fo:background-color="transparent" style:font-weight-asian="normal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font-name-asian="Calibri" style:font-name-complex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area para BD03.<text:tab/>VÍCTOR VISÚS GARCÍA</text:p>
      <text:p text:style-name="P11">DISEÑO CONCEPTUAL</text:p>
      <text:p text:style-name="P2"/>
      <text:p text:style-name="P1">NOMBRE ENTIDAD: <text:span text:style-name="T3">PERSONA</text:span></text:p>
      <text:p text:style-name="P1">Descripción:</text:p>
      <text:p text:style-name="P3">Se almacena los datos personales de los usuarios del sistema.</text:p>
      <text:p text:style-name="P3">Se distingue, según su funcionalidad, a través del campo rol, que unicamente acepta dos valores 'TUTOR' o 'ALUMNO', que se relacionaran con sus funciones mediante las entidades correspondientes, donde se referenciará a esta entidad con una clave foránea en la tabla que corresponda, siendo ésta la clave primaria -dni- de esta entidad.</text:p>
      <text:p text:style-name="P32">Restricciones respecto a la entidad PROYECTO</text:p>
      <text:list xml:id="list6508850423145177014" text:style-name="L1">
        <text:list-item>
          <text:p text:style-name="P34">Un alumno es una persona.</text:p>
          <text:p text:style-name="P39"><text:span text:style-name="T2">1 ALUMNO </text:span><text:span text:style-name="T5">es una </text:span><text:span text:style-name="T2">1 PERSONA</text:span> – se identifica al alumno, en la entidad PERSONA en esta misma tabla, mediante la FK que referencia a la PK de la entidad PERSONA.</text:p>
        </text:list-item>
        <text:list-item>
          <text:p text:style-name="P34">Un tutor es una persona.</text:p>
          <text:p text:style-name="P39"><text:span text:style-name="T2">1 TUTOR </text:span><text:span text:style-name="T5">es una </text:span><text:span text:style-name="T2">1 PERSONA</text:span> – se identifica al alumno, en la entidad PERSONA en esta misma tabla, mediante la FK que referencia a la PK de la entidad PERSONA.</text:p>
        </text:list-item>
      </text:list>
      <text:p text:style-name="P7"/>
      <table:table table:name="Tabla12" table:style-name="Tabla12">
        <table:table-column table:style-name="Tabla12.A" table:number-columns-repeated="2"/>
        <table:table-column table:style-name="Tabla12.C"/>
        <table:table-column table:style-name="Tabla12.D"/>
        <table:table-row>
          <table:table-cell table:style-name="Tabla12.A1" office:value-type="string">
            <text:p text:style-name="P12">Nombre atributo</text:p>
          </table:table-cell>
          <table:table-cell table:style-name="Tabla12.A1" office:value-type="string">
            <text:p text:style-name="P12">Descripción</text:p>
          </table:table-cell>
          <table:table-cell table:style-name="Tabla12.A1" office:value-type="string">
            <text:p text:style-name="P12">Tipo de dato</text:p>
          </table:table-cell>
          <table:table-cell table:style-name="Tabla12.D1" office:value-type="string">
            <text:p text:style-name="P12">Restricciones</text:p>
            <text:p text:style-name="P15">(PK,FK,Nulo,Únicos, etc.)</text:p>
          </table:table-cell>
        </table:table-row>
        <table:table-row>
          <table:table-cell table:style-name="Tabla12.A2" office:value-type="string">
            <text:p text:style-name="P13">dni</text:p>
          </table:table-cell>
          <table:table-cell table:style-name="Tabla12.A2" office:value-type="string">
            <text:p text:style-name="P14">Identificador de la Persona.</text:p>
          </table:table-cell>
          <table:table-cell table:style-name="Tabla12.A2" office:value-type="string">
            <text:p text:style-name="P14">Alfanumérico de 9 caracteres</text:p>
          </table:table-cell>
          <table:table-cell table:style-name="Tabla12.D2" office:value-type="string">
            <text:p text:style-name="P14">Clave primaria</text:p>
          </table:table-cell>
        </table:table-row>
        <table:table-row>
          <table:table-cell table:style-name="Tabla12.A2" office:value-type="string">
            <text:p text:style-name="P13">nombre</text:p>
          </table:table-cell>
          <table:table-cell table:style-name="Tabla12.A2" office:value-type="string">
            <text:p text:style-name="P14">Nombre de la persona.</text:p>
          </table:table-cell>
          <table:table-cell table:style-name="Tabla12.A2" office:value-type="string">
            <text:p text:style-name="P14">Alfanumérico de 20 caracteres</text:p>
          </table:table-cell>
          <table:table-cell table:style-name="Tabla12.D2" office:value-type="string">
            <text:p text:style-name="P14">Debe tener contenido</text:p>
          </table:table-cell>
        </table:table-row>
        <table:table-row>
          <table:table-cell table:style-name="Tabla12.A2" office:value-type="string">
            <text:p text:style-name="P13">apellido1</text:p>
          </table:table-cell>
          <table:table-cell table:style-name="Tabla12.A2" office:value-type="string">
            <text:p text:style-name="P14">Primer apellido de la persona.</text:p>
          </table:table-cell>
          <table:table-cell table:style-name="Tabla12.A2" office:value-type="string">
            <text:p text:style-name="P14">Alfanumérico de 20 caracteres</text:p>
          </table:table-cell>
          <table:table-cell table:style-name="Tabla12.D2" office:value-type="string">
            <text:p text:style-name="P14">Debe tener contenido</text:p>
          </table:table-cell>
        </table:table-row>
        <table:table-row>
          <table:table-cell table:style-name="Tabla12.A2" office:value-type="string">
            <text:p text:style-name="P13">apellido2</text:p>
          </table:table-cell>
          <table:table-cell table:style-name="Tabla12.A2" office:value-type="string">
            <text:p text:style-name="P14">Segundo apellido de la persona.</text:p>
          </table:table-cell>
          <table:table-cell table:style-name="Tabla12.A2" office:value-type="string">
            <text:p text:style-name="P14">Alfanumérico de 20 caracteres</text:p>
          </table:table-cell>
          <table:table-cell table:style-name="Tabla12.D2" office:value-type="string">
            <text:p text:style-name="P14"/>
          </table:table-cell>
        </table:table-row>
        <table:table-row>
          <table:table-cell table:style-name="Tabla12.A2" office:value-type="string">
            <text:p text:style-name="P13">f_nac</text:p>
          </table:table-cell>
          <table:table-cell table:style-name="Tabla12.A2" office:value-type="string">
            <text:p text:style-name="P14">Fecha de nacimiento.</text:p>
          </table:table-cell>
          <table:table-cell table:style-name="Tabla12.A2" office:value-type="string">
            <text:p text:style-name="P14">Fecha</text:p>
          </table:table-cell>
          <table:table-cell table:style-name="Tabla12.D2" office:value-type="string">
            <text:p text:style-name="P14">Debe tener contenido</text:p>
            <text:p text:style-name="P14"/>
          </table:table-cell>
        </table:table-row>
        <table:table-row>
          <table:table-cell table:style-name="Tabla12.A2" office:value-type="string">
            <text:p text:style-name="P13">email</text:p>
          </table:table-cell>
          <table:table-cell table:style-name="Tabla12.A2" office:value-type="string">
            <text:p text:style-name="P14">Email de contacto de la persona.</text:p>
          </table:table-cell>
          <table:table-cell table:style-name="Tabla12.A2" office:value-type="string">
            <text:p text:style-name="P14">Alfanumérico de 20 caracteres</text:p>
          </table:table-cell>
          <table:table-cell table:style-name="Tabla12.D2" office:value-type="string">
            <text:p text:style-name="P14">Debe tener contenido.</text:p>
            <text:p text:style-name="P14"/>
            <text:p text:style-name="P14">Valor único en la tabla.</text:p>
            <text:p text:style-name="P14"/>
          </table:table-cell>
        </table:table-row>
        <table:table-row>
          <table:table-cell table:style-name="Tabla12.A2" office:value-type="string">
            <text:p text:style-name="P13">teléfono</text:p>
          </table:table-cell>
          <table:table-cell table:style-name="Tabla12.A2" office:value-type="string">
            <text:p text:style-name="P14">Teléfono de contacto de la persona.</text:p>
          </table:table-cell>
          <table:table-cell table:style-name="Tabla12.A2" office:value-type="string">
            <text:p text:style-name="P14">Alfanumérico de 12 caracteres (por el la posibilidad de añadir el cód. del país.)</text:p>
          </table:table-cell>
          <table:table-cell table:style-name="Tabla12.D2" office:value-type="string">
            <text:p text:style-name="P14">Debe tener contenido.</text:p>
            <text:p text:style-name="P14"/>
            <text:p text:style-name="P14">Valor único en la tabla.</text:p>
          </table:table-cell>
        </table:table-row>
        <table:table-row>
          <table:table-cell table:style-name="Tabla12.A2" office:value-type="string">
            <text:p text:style-name="P13">rol</text:p>
          </table:table-cell>
          <table:table-cell table:style-name="Tabla12.A2" office:value-type="string">
            <text:p text:style-name="P14">Indica la función de la persona en el sistema, Tutor o Alumno.</text:p>
          </table:table-cell>
          <table:table-cell table:style-name="Tabla12.A2" office:value-type="string">
            <text:p text:style-name="P14">Alfanumérico de 3 caracteres.</text:p>
          </table:table-cell>
          <table:table-cell table:style-name="Tabla12.D2" office:value-type="string">
            <text:p text:style-name="P14">Debe tener contenido.</text:p>
            <text:p text:style-name="P14"/>
            <text:p text:style-name="P14">Únicamente puede tener dos valores 'TUT' (para los tutores) o 'ALU' (para los alumnos).</text:p>
            <text:p text:style-name="P14"/>
          </table:table-cell>
        </table:table-row>
      </table:table>
      <text:p text:style-name="P3"/>
      <text:p text:style-name="P10">NOMBRE ENTIDAD: <text:span text:style-name="T3">TUTOR</text:span></text:p>
      <text:p text:style-name="P1">Descripción:</text:p>
      <text:p text:style-name="P3">Tabla donde se listan los tutores incluidos en el sistema. Su función es para relacionar la entidad PROYECTO con TUTOR.</text:p>
      <text:p text:style-name="P32">Restricciones respecto a la entidad PROYECTO</text:p>
      <text:list xml:id="list39539279" text:continue-numbering="true" text:style-name="L1">
        <text:list-item>
          <text:p text:style-name="P34">Un tutor es una persona.</text:p>
          <text:p text:style-name="P39"><text:span text:style-name="T2">1 TUTOR </text:span><text:span text:style-name="T5">es una </text:span><text:span text:style-name="T2">1 PERSONA</text:span> – relaciona ambas entidades mediante la <text:span text:style-name="T5">FK</text:span>, en esta tabla,<text:span text:style-name="T5"> que referencia a la PK de la entidad PERSONA.</text:span></text:p>
        </text:list-item>
        <text:list-item>
          <text:p text:style-name="P35">(2) Un proyecto solo podrá tener asignado un tutor.</text:p>
          <text:p text:style-name="P36"><text:span text:style-name="T2">1 PROYECTO </text:span><text:span text:style-name="T7">es supervisado por</text:span><text:span text:style-name="T6"> </text:span><text:span text:style-name="T2">1 TUTOR </text:span>- se relaciona, en la tabla <text:span text:style-name="T5">PROYECTO</text:span>, mediante la <text:span text:style-name="T5">FK que referencia a la PK de esta misma tabla.</text:span></text:p>
        </text:list-item>
        <text:list-item>
          <text:p text:style-name="P35">(3) Un tutor podrá tener más de un proyecto.</text:p>
          <text:p text:style-name="P39"><text:span text:style-name="T2">1 TUTOR </text:span><text:span text:style-name="T5">supervisa </text:span><text:span text:style-name="T2">N PROYECTO</text:span> <text:span text:style-name="T5">- se relaciona, en la tabla PROYECTO, mediante la FK que referencia a la PK de esta misma tabla.</text:span></text:p>
        </text:list-item>
      </text:list>
      <text:p text:style-name="P7"/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>
          <table:table-cell table:style-name="Tabla6.A1" office:value-type="string">
            <text:p text:style-name="P12">Nombre atributo</text:p>
          </table:table-cell>
          <table:table-cell table:style-name="Tabla6.A1" office:value-type="string">
            <text:p text:style-name="P12">Descripción</text:p>
          </table:table-cell>
          <table:table-cell table:style-name="Tabla6.A1" office:value-type="string">
            <text:p text:style-name="P12">Tipo de dato</text:p>
          </table:table-cell>
          <table:table-cell table:style-name="Tabla6.D1" office:value-type="string">
            <text:p text:style-name="P12">Restricciones</text:p>
            <text:p text:style-name="P15">(PK,FK,Nulo,Únicos, etc.)</text:p>
          </table:table-cell>
        </table:table-row>
        <table:table-row>
          <table:table-cell table:style-name="Tabla6.A2" office:value-type="string">
            <text:p text:style-name="P13">dni_persona</text:p>
          </table:table-cell>
          <table:table-cell table:style-name="Tabla6.A2" office:value-type="string">
            <text:p text:style-name="P14">Identificador de la Persona como Tutor.</text:p>
            <text:p text:style-name="P14"/>
            <text:p text:style-name="P14">Relaciona Tutor-Persona, además de ser la PK de esta tabla</text:p>
          </table:table-cell>
          <table:table-cell table:style-name="Tabla6.A2" office:value-type="string">
            <text:p text:style-name="P14">Alfanumérico de 9 caracteres</text:p>
          </table:table-cell>
          <table:table-cell table:style-name="Tabla6.D2" office:value-type="string">
            <text:p text:style-name="P14">Clave primaria</text:p>
            <text:p text:style-name="P14"/>
            <text:p text:style-name="P14">Clave ajena, referencia a dni de la tabla PERSONA.</text:p>
            <text:p text:style-name="P14"/>
          </table:table-cell>
        </table:table-row>
      </table:table>
      <text:p text:style-name="P1"/>
      <text:p text:style-name="P10">NOMBRE ENTIDAD: <text:span text:style-name="T3">PROYECTO</text:span></text:p>
      <text:p text:style-name="P1">Descripción<text:span text:style-name="T1">:</text:span></text:p>
      <text:p text:style-name="P3">Datos referentes a los proyectos que realizan los alumnos.</text:p>
      <text:p text:style-name="P3">La clave primaria es un valor numérico autoincremental, añadido como id, al no haber ninguna clave candidata viable, y, con ello, no poder crear una clave primaria, sea simple o compuesta, con los atributos existentes.</text:p>
      <text:p text:style-name="P3">La posible clave primaria que se puede observar a primera vista es la combinación de 'tiktulo' y 'dni_tutor', pero cabe la posibilidad que dos o más proyectos coincidieran en el titulo y a la restricción número 3 (Un tutor podrá tener más de un proyecto.), podría darse el caso de qué un mismo tutor supervisara dos o más proyectos con el mismo titulo.</text:p>
      <text:p text:style-name="P3">La relación entre PROYECTO-ALUMNO se representa por medio de un atributo de la entidad ALUMNO, y la relación PROYECTO-TUTOR se realiza en esta misma entidad mediante la FOREIGN KEY (FK) dni_tutor referenciada de la entidad TUTOR en su PRIMARY KEY (PK).</text:p>
      <text:p text:style-name="P32">Restricciones respecto a la entidad PROYECTO</text:p>
      <text:list xml:id="list39533722" text:continue-numbering="true" text:style-name="L1">
        <text:list-item>
          <text:p text:style-name="P35">(1) Los proyectos podrán ser realizados por varios alumnos.</text:p>
          <text:p text:style-name="P36"><text:span text:style-name="T2">1 PROYECTO</text:span> <text:span text:style-name="T5">es realizado por</text:span> <text:span text:style-name="T2">N ALUMNO</text:span> - se relaciona en la entidad <text:span text:style-name="T7">ALUMNO.</text:span></text:p>
        </text:list-item>
        <text:list-item>
          <text:p text:style-name="P35">(2) Un proyecto solo podrá tener asignado un tutor.</text:p>
          <text:p text:style-name="P36"><text:span text:style-name="T2">1 PROYECTO </text:span><text:span text:style-name="T5">es supervisado por </text:span><text:span text:style-name="T2">1 TUTOR</text:span> - se relaciona con la <text:span text:style-name="T5">PK de la entidad TUTOR en esta misma tabla.</text:span></text:p>
        </text:list-item>
        <text:list-item>
          <text:p text:style-name="P35">(3) Un tutor podrá tener más de un proyecto.</text:p>
          <text:p text:style-name="P36"><text:span text:style-name="T2">1 TUTOR </text:span><text:span text:style-name="T5">supervisa </text:span><text:span text:style-name="T2">N PROYECTO</text:span> - se relaciona con la <text:span text:style-name="T5">PK de TUTOR en esta misma tabla.</text:span></text:p>
        </text:list-item>
        <text:list-item>
          <text:p text:style-name="P33">(4) Un alumno podrá tener solamente un proyecto.</text:p>
          <text:p text:style-name="P37"><text:span text:style-name="T2">1 ALUMNO</text:span> <text:span text:style-name="T5">realiza </text:span><text:span text:style-name="T2">1 PROYECTO</text:span> - se relaciona en la entidad <text:span text:style-name="T2">ALUMNO</text:span></text:p>
          <text:p text:style-name="P24"/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2">Nombre atributo</text:p>
          </table:table-cell>
          <table:table-cell table:style-name="Tabla7.A1" office:value-type="string">
            <text:p text:style-name="P12">Descripción</text:p>
          </table:table-cell>
          <table:table-cell table:style-name="Tabla7.A1" office:value-type="string">
            <text:p text:style-name="P12">Tipo de dato</text:p>
          </table:table-cell>
          <table:table-cell table:style-name="Tabla7.D1" office:value-type="string">
            <text:p text:style-name="P12">Restricciones</text:p>
            <text:p text:style-name="P15">(PK,FK,Nulo,Únicos, etc.)</text:p>
          </table:table-cell>
        </table:table-row>
        <table:table-row>
          <table:table-cell table:style-name="Tabla7.A2" office:value-type="string">
            <text:p text:style-name="P13">id_proyecto</text:p>
          </table:table-cell>
          <table:table-cell table:style-name="Tabla7.A2" office:value-type="string">
            <text:p text:style-name="P14">Identificador único de cada proyecto.</text:p>
          </table:table-cell>
          <table:table-cell table:style-name="Tabla7.A2" office:value-type="string">
            <text:p text:style-name="P14">Número.</text:p>
          </table:table-cell>
          <table:table-cell table:style-name="Tabla7.D2" office:value-type="string">
            <text:p text:style-name="P14">Clave primaria.</text:p>
            <text:p text:style-name="P14"/>
            <text:p text:style-name="P14">Autoincremental.</text:p>
            <text:p text:style-name="P14"/>
          </table:table-cell>
        </table:table-row>
        <table:table-row>
          <table:table-cell table:style-name="Tabla7.A2" office:value-type="string">
            <text:p text:style-name="P13">titulo</text:p>
          </table:table-cell>
          <table:table-cell table:style-name="Tabla7.A2" office:value-type="string">
            <text:p text:style-name="P14">Titulo que recibe el proyecto.</text:p>
          </table:table-cell>
          <table:table-cell table:style-name="Tabla7.A2" office:value-type="string">
            <text:p text:style-name="P14">Alfanumérico de 30 caracteres</text:p>
          </table:table-cell>
          <table:table-cell table:style-name="Tabla7.D2" office:value-type="string">
            <text:p text:style-name="P14">Debe tener contenido</text:p>
          </table:table-cell>
        </table:table-row>
        <table:table-row>
          <table:table-cell table:style-name="Tabla7.A2" office:value-type="string">
            <text:p text:style-name="P13">descripción</text:p>
          </table:table-cell>
          <table:table-cell table:style-name="Tabla7.A2" office:value-type="string">
            <text:p text:style-name="P14">Breve descripción.</text:p>
          </table:table-cell>
          <table:table-cell table:style-name="Tabla7.A2" office:value-type="string">
            <text:p text:style-name="P14">Alfanumérico de 300 caracteres</text:p>
          </table:table-cell>
          <table:table-cell table:style-name="Tabla7.D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3">dni_tutor</text:p>
          </table:table-cell>
          <table:table-cell table:style-name="Tabla7.A2" office:value-type="string">
            <text:p text:style-name="P14">Identificador del tutor que supervisa el trabajo del/os alumno/s en el proyecto.</text:p>
            <text:p text:style-name="P14"/>
            <text:p text:style-name="P14">Relaciona proyecto-tutor</text:p>
          </table:table-cell>
          <table:table-cell table:style-name="Tabla7.A2" office:value-type="string">
            <text:p text:style-name="P14">Alfanumérico de 9 caracteres</text:p>
          </table:table-cell>
          <table:table-cell table:style-name="Tabla7.D2" office:value-type="string">
            <text:p text:style-name="P14">Clave ajena, referencia a dni de la tabla PERSONA.</text:p>
            <text:p text:style-name="P14"/>
            <text:p text:style-name="P14">Debe tener contenido</text:p>
            <text:p text:style-name="P14"/>
          </table:table-cell>
        </table:table-row>
        <table:table-row>
          <table:table-cell table:style-name="Tabla7.A2" office:value-type="string">
            <text:p text:style-name="P13">f_entrega</text:p>
          </table:table-cell>
          <table:table-cell table:style-name="Tabla7.A2" office:value-type="string">
            <text:p text:style-name="P14">Fecha en la que se ha entregado el proyecto.</text:p>
            <text:p text:style-name="P14"/>
            <text:p text:style-name="P14">Este campo tendrá valor cuando se haya realizado la entrega del proyecto.</text:p>
          </table:table-cell>
          <table:table-cell table:style-name="Tabla7.A2" office:value-type="string">
            <text:p text:style-name="P14">Fecha</text:p>
          </table:table-cell>
          <table:table-cell table:style-name="Tabla7.D2" office:value-type="string">
            <text:p text:style-name="P14"/>
            <text:p text:style-name="P14"/>
          </table:table-cell>
        </table:table-row>
        <table:table-row>
          <table:table-cell table:style-name="Tabla7.A2" office:value-type="string">
            <text:p text:style-name="P13">nota</text:p>
          </table:table-cell>
          <table:table-cell table:style-name="Tabla7.A2" office:value-type="string">
            <text:p text:style-name="P14">Calificación del proyecto.</text:p>
            <text:p text:style-name="P14"/>
            <text:p text:style-name="P14">Este campo tendrá valor cuando el proyecto haya sido calificado.</text:p>
          </table:table-cell>
          <table:table-cell table:style-name="Tabla7.A2" office:value-type="string">
            <text:p text:style-name="P14">Numérico de dos dígitos con 2 decimales.</text:p>
          </table:table-cell>
          <table:table-cell table:style-name="Tabla7.D2" office:value-type="string">
            <text:p text:style-name="P14"/>
            <text:p text:style-name="P14"/>
          </table:table-cell>
        </table:table-row>
      </table:table>
      <text:p text:style-name="P1"><text:soft-page-break/>NOMBRE ENTIDAD: <text:span text:style-name="T3">ALUMNO</text:span></text:p>
      <text:p text:style-name="P1">Descripción:</text:p>
      <text:p text:style-name="P3">Entidad donde quedan registrados los alumnos.</text:p>
      <text:p text:style-name="P3">La relación ALUMNO-PROYECTO esta referenciada mediante la Clave Externa id_proyecto que hace alusión a la clave primaria de la entidad PROYECTO.</text:p>
      <text:p text:style-name="P32">Restricciones respecto a la entidad ALUMNO</text:p>
      <text:list xml:id="list39529364" text:continue-list="list39533722" text:style-name="L1">
        <text:list-item text:start-value="1">
          <text:p text:style-name="P35">(1) Los proyectos podrán ser realizados por varios alumnos.</text:p>
          <text:p text:style-name="P36"><text:span text:style-name="T2">1 PROYECTO</text:span> <text:span text:style-name="T5">es realizado por</text:span> <text:span text:style-name="T2">N ALUMNO</text:span> - se relaciona en <text:span text:style-name="T1">esta misma tabla con ayuda de la PK de la tabla PROYECTO, correspondiendo en esta al atributo id_proyecto, siendo una FK.</text:span></text:p>
        </text:list-item>
        <text:list-item>
          <text:p text:style-name="P33">(4) Un alumno podrá tener solamente un proyecto.</text:p>
          <text:p text:style-name="P37"><text:span text:style-name="T2">1 ALUMNO</text:span> <text:span text:style-name="T5">realiza </text:span><text:span text:style-name="T2">1 PROYECTO</text:span> - se relaciona en esta misma tabla con ayuda de la PK de la tabla PROYECTO, correspondiendo en esta al atributo id_proyecto, siendo una FK.</text:p>
        </text:list-item>
        <text:list-item>
          <text:p text:style-name="P34">(5) Un alumno podrá haber estudiado en distintos centros, o en el mismo centro, varias titulaciones diferentes.</text:p>
          <text:p text:style-name="P38"><text:span text:style-name="T2">1 ALUMNO </text:span><text:span text:style-name="T5">tiene </text:span><text:span text:style-name="T2">N TITULACIONES </text:span><text:span text:style-name="T5">que ha estudiado en </text:span><text:span text:style-name="T2">N CENTROS</text:span> – se realiza esta restricción en la tabla TITULACION, haciendo que la clave primaria de esa tabla sea la composición de sus claves ajenas (centro_nombre, centro_municipio y dni_alumno) con su atributo nombre_titulo</text:p>
        </text:list-item>
        <text:list-item>
          <text:p text:style-name="P34">(6) Un alumno solo realizará las prácticas en una empresa.</text:p>
          <text:p text:style-name="P38"><text:span text:style-name="T2">1 ALUMNO </text:span><text:span text:style-name="T5">realiza </text:span><text:span text:style-name="T6">FCT</text:span><text:span text:style-name="T5"> en </text:span><text:span text:style-name="T2">1 EMPRESA -</text:span> se presenta en la tabla FCT, relacionando <text:span text:style-name="T5">(en la tabla FCT)</text:span>:</text:p>
          <text:list>
            <text:list-header>
              <text:p text:style-name="P38">La FK dni_alumno, imponiéndole la restricción UNIQUE, siendo este atributo referencia de la PK (atributo dni_persona) de ésta tabla ALUMNO.</text:p>
              <text:p text:style-name="P38">Con el atributo FK cif_empresa, siendo referencia, en la tabla EMPRESA, de su PK cif_empresa</text:p>
            </text:list-header>
          </text:list>
        </text:list-item>
        <text:list-item text:start-value="1">
          <text:p text:style-name="P34">(7) Un alumno podrá haber trabajado en distintas empresas o en la misma varias veces.</text:p>
          <text:p text:style-name="P39"><text:span text:style-name="T2">1 ALUMNO</text:span> <text:span text:style-name="T5">ha trabajado en</text:span> <text:span text:style-name="T2">N EMPRESAS</text:span> – Se relaciona, <text:span text:style-name="T5">en la tabla </text:span><text:span text:style-name="T6">EXP_LABORAL</text:span>, a las entidades de esta restricción mediante sus claves primarias -siendo en esta tabla claves ajenas-, que en combinación con el atributo f_inicio (fecha de inicio del contrato) crean la clave primaria de esta entidad, Permitiendo asi que un alumno pueda tener experiencia en varias empresas.</text:p>
        </text:list-item>
        <text:list-item>
          <text:p text:style-name="P34">(8) Una empresa podrá acoger a varios alumnos en prácticas.</text:p>
          <text:p text:style-name="P39"><text:span text:style-name="T2">1 EMPRESA</text:span> acoge <text:span text:style-name="T2">N ALUMNO</text:span> – <text:span text:style-name="T5">En la entidad </text:span><text:span text:style-name="T6">FCT</text:span>, se relaciona las tablas ALUMNO-FCT-EMPRESA. Siendo dni_alumno (que referencia a la tabla ALUMNO) un valor UNIQUE, se consigue que un único alumno se relacione con 1 empresa, pero que 1 empresa se pueda relacionar con varios alumnos.</text:p>
        </text:list-item>
        <text:list-item>
          <text:p text:style-name="P34">Un alumno es una persona.</text:p>
          <text:p text:style-name="P39"><text:span text:style-name="T2">1 ALUMNO </text:span>es una <text:span text:style-name="T2">1 PERSONA</text:span> – relaciona ambas entidades mediante la <text:span text:style-name="T5">FK</text:span>, en esta tabla,<text:span text:style-name="T5"> que referencia a la PK de la entidad PERSONA.</text:span></text:p>
        </text:list-item>
      </text:list>
      <text:p text:style-name="P7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12">Nombre atributo</text:p>
          </table:table-cell>
          <table:table-cell table:style-name="Tabla1.A1" office:value-type="string">
            <text:p text:style-name="P12">Descripción</text:p>
          </table:table-cell>
          <table:table-cell table:style-name="Tabla1.A1" office:value-type="string">
            <text:p text:style-name="P12">Tipo de dato</text:p>
          </table:table-cell>
          <table:table-cell table:style-name="Tabla1.D1" office:value-type="string">
            <text:p text:style-name="P12">Restricciones</text:p>
            <text:p text:style-name="P15">(PK,FK,Nulo,Únicos, etc.)</text:p>
          </table:table-cell>
        </table:table-row>
        <table:table-row>
          <table:table-cell table:style-name="Tabla1.A2" office:value-type="string">
            <text:p text:style-name="P13">dni_persona</text:p>
          </table:table-cell>
          <table:table-cell table:style-name="Tabla1.A2" office:value-type="string">
            <text:p text:style-name="P14">Identifica al alumno.</text:p>
            <text:p text:style-name="P14"/>
            <text:p text:style-name="P14">Relaciona Alumno-Persona, además de ser la PK de esta entidad.</text:p>
          </table:table-cell>
          <table:table-cell table:style-name="Tabla1.A2" office:value-type="string">
            <text:p text:style-name="P14">Alfanumérico de 9 caracteres.</text:p>
          </table:table-cell>
          <table:table-cell table:style-name="Tabla1.D2" office:value-type="string">
            <text:p text:style-name="P14">Clave primaria.</text:p>
            <text:p text:style-name="P14"/>
            <text:p text:style-name="P14">Clave ajena, referencia a dni de la tabla PERSONA.</text:p>
          </table:table-cell>
        </table:table-row>
        <table:table-row>
          <table:table-cell table:style-name="Tabla1.A2" office:value-type="string">
            <text:p text:style-name="P13">id_proyecto</text:p>
          </table:table-cell>
          <table:table-cell table:style-name="Tabla1.A2" office:value-type="string">
            <text:p text:style-name="P14">Identifica al proyecto.</text:p>
            <text:p text:style-name="P14"/>
            <text:p text:style-name="P14">Relaciona Alumno-Proyecto.</text:p>
            <text:p text:style-name="P14">Permite que el alumno realice un solo proyecto.</text:p>
          </table:table-cell>
          <table:table-cell table:style-name="Tabla1.A2" office:value-type="string">
            <text:p text:style-name="P14">Número.</text:p>
          </table:table-cell>
          <table:table-cell table:style-name="Tabla1.D2" office:value-type="string">
            <text:p text:style-name="P14">Clave ajena, referencia a id_proyecto de la tabla PROYECTO.</text:p>
            <text:p text:style-name="P14"/>
            <text:p text:style-name="P14">Debe tener contenido.</text:p>
          </table:table-cell>
        </table:table-row>
      </table:table>
      <text:p text:style-name="P1"/>
      <text:p text:style-name="P10">NOMBRE ENTIDAD: <text:span text:style-name="T3">EMPRESA</text:span></text:p>
      <text:p text:style-name="P1">Descripción<text:span text:style-name="T1">:</text:span></text:p>
      <text:p text:style-name="P3">Almacena los datos relacionados con las empresas incluidas en el sistema.</text:p>
      <text:p text:style-name="P32">Restricciones respecto a la entidad EMPRESA</text:p>
      <text:list xml:id="list39547914" text:continue-list="list39529364" text:style-name="L1">
        <text:list-item text:start-value="1">
          <text:p text:style-name="P33">(10) Una empresa puede dedicarse a varias actividades</text:p>
          <text:p text:style-name="P37"><text:span text:style-name="T2">1 EMPRESA realiza N ACTIVIDADES</text:span> – esta entidad se relaciona con ACTIVIDADES <text:span text:style-name="T5">en la tabla </text:span><text:span text:style-name="T6">ACTIVIDAD_EMPRESA</text:span> mediante las claves foráneas referenciadas a las tablas EMPRESA y ACTIVIDADES en su PK, respectivamente.</text:p>
        </text:list-item>
        <text:list-item>
          <text:p text:style-name="P33">(8) Una empresa podrá acoger a varios alumnos en prácticas.</text:p>
          <text:p text:style-name="P37"><text:span text:style-name="T2">1 EMPRESA</text:span> <text:span text:style-name="T5">acoge</text:span> <text:span text:style-name="T2">N ALUMNO</text:span> – Relaciona las tablas ALUMNO-FCT-EMPRESA. <text:span text:style-name="T5">En la entidad </text:span><text:span text:style-name="T6">FCT</text:span>, siendo dni_alumno (que referencia a la tabla ALUMNO) un valor UNIQUE, se consigue que un único alumno se relacione con 1 empresa, pero que 1 empresa se pueda relacionar con varios alumnos.</text:p>
        </text:list-item>
        <text:list-item text:start-value="1">
          <text:p text:style-name="P34">(7) Un alumno podrá haber trabajado en distintas empresas o en la misma varias veces.</text:p>
          <text:p text:style-name="P39"><text:span text:style-name="T2">1 ALUMNO</text:span> <text:span text:style-name="T5">ha trabajado en</text:span> <text:span text:style-name="T2">N EMPRESAS</text:span> – Se relaciona, <text:span text:style-name="T5">en la tabla </text:span><text:span text:style-name="T6">EXP_LABORAL</text:span>, a las entidades de esta restricción mediante sus claves primarias -siendo en esta tabla claves ajenas-, que en combinación con el atributo f_inicio (fecha de inicio del contrato) crean la clave primaria de esta entidad, Permitiendo así que un alumno pueda tener experiencia en varias empresas.</text:p>
        </text:list-item>
        <text:list-item>
          <text:p text:style-name="P33">(9) Una empresa podrá contratar a varios alumnos.</text:p>
          <text:p text:style-name="P39"><text:span text:style-name="T2">N EMPRESAS</text:span> <text:span text:style-name="T5">contratan a </text:span><text:span text:style-name="T2">N ALUMNOS </text:span>– Se relaciona, <text:span text:style-name="T5">en la tabla </text:span><text:span text:style-name="T6">EXP_LABORAL</text:span>, a las entidades de esta restricción mediante sus claves primarias -siendo en esta tabla claves ajenas-, que en combinación con el atributo f_inicio (fecha de inicio del contrato) crean la clave primaria de esta entidad, Permitiendo así que varias empresas puedan contratar a varios alumnos.</text:p>
        </text:list-item>
        <text:list-item>
          <text:p text:style-name="P33">Una empresa tiene datos de dirección postal.</text:p>
          <text:p text:style-name="P40"><text:span text:style-name="T2">1 EMPRESA</text:span> tiene <text:span text:style-name="T2">1 DIRECCION</text:span> – se relaciona, <text:span text:style-name="T5">en la entidad </text:span><text:span text:style-name="T6">DIRECCION</text:span> mediante su PK id_entidad, que, a su vez, es FK que referencia a la PK de esta entidad.</text:p>
        </text:list-item>
      </text:list>
      <text:p text:style-name="P4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style-name="Tabla4.A1" office:value-type="string">
            <text:p text:style-name="P12">Nombre atributo</text:p>
          </table:table-cell>
          <table:table-cell table:style-name="Tabla4.A1" office:value-type="string">
            <text:p text:style-name="P12">Descripción</text:p>
          </table:table-cell>
          <table:table-cell table:style-name="Tabla4.A1" office:value-type="string">
            <text:p text:style-name="P12">Tipo de dato</text:p>
          </table:table-cell>
          <table:table-cell table:style-name="Tabla4.D1" office:value-type="string">
            <text:p text:style-name="P12">Restricciones</text:p>
            <text:p text:style-name="P15">(PK,FK,Nulo,Únicos, etc.)</text:p>
          </table:table-cell>
        </table:table-row>
        <table:table-row>
          <table:table-cell table:style-name="Tabla4.A2" office:value-type="string">
            <text:p text:style-name="P13">cif_empresa</text:p>
          </table:table-cell>
          <table:table-cell table:style-name="Tabla4.A2" office:value-type="string">
            <text:p text:style-name="P14">Código de identificación fiscal de la empresa</text:p>
          </table:table-cell>
          <table:table-cell table:style-name="Tabla4.A2" office:value-type="string">
            <text:p text:style-name="P14">Alfanumérico de 9 caracteres</text:p>
          </table:table-cell>
          <table:table-cell table:style-name="Tabla4.D2" office:value-type="string">
            <text:p text:style-name="P14">Clave primaria.</text:p>
          </table:table-cell>
        </table:table-row>
        <table:table-row>
          <table:table-cell table:style-name="Tabla4.A2" office:value-type="string">
            <text:p text:style-name="P13">nombre</text:p>
          </table:table-cell>
          <table:table-cell table:style-name="Tabla4.A2" office:value-type="string">
            <text:p text:style-name="P14">Nombre de la mercantil</text:p>
          </table:table-cell>
          <table:table-cell table:style-name="Tabla4.A2" office:value-type="string">
            <text:p text:style-name="P14">Alfanumérico de 50 caracteres</text:p>
          </table:table-cell>
          <table:table-cell table:style-name="Tabla4.D2" office:value-type="string">
            <text:p text:style-name="P14">Debe tener contenido.</text:p>
          </table:table-cell>
        </table:table-row>
        <table:table-row>
          <table:table-cell table:style-name="Tabla4.A2" office:value-type="string">
            <text:p text:style-name="P13">numConvenio</text:p>
          </table:table-cell>
          <table:table-cell table:style-name="Tabla4.A2" office:value-type="string">
            <text:p text:style-name="P18">Número de convenio con el Centro en el</text:p>
            <text:p text:style-name="P19"><text:span text:style-name="T10">caso de que exista, para hacer la FCT</text:span></text:p>
          </table:table-cell>
          <table:table-cell table:style-name="Tabla4.A2" office:value-type="string">
            <text:p text:style-name="P14">Numérico de 9 dígitos.</text:p>
          </table:table-cell>
          <table:table-cell table:style-name="Tabla4.D2" office:value-type="string">
            <text:p text:style-name="P14">Puede estar vacio.</text:p>
          </table:table-cell>
        </table:table-row>
        <table:table-row>
          <table:table-cell table:style-name="Tabla4.A2" office:value-type="string">
            <text:p text:style-name="P13">email</text:p>
          </table:table-cell>
          <table:table-cell table:style-name="Tabla4.A2" office:value-type="string">
            <text:p text:style-name="P14">Dirección de correo electrónico de contacto con la empresa.</text:p>
          </table:table-cell>
          <table:table-cell table:style-name="Tabla4.A2" office:value-type="string">
            <text:p text:style-name="P14">Alfanumérico de 20 caracteres</text:p>
          </table:table-cell>
          <table:table-cell table:style-name="Tabla4.D2" office:value-type="string">
            <text:p text:style-name="P14">Debe tener contenido.</text:p>
            <text:p text:style-name="P14"/>
            <text:p text:style-name="P14">Valor único en la tabla.</text:p>
            <text:p text:style-name="P14"/>
          </table:table-cell>
        </table:table-row>
        <table:table-row>
          <table:table-cell table:style-name="Tabla4.A2" office:value-type="string">
            <text:p text:style-name="P13">teléfono</text:p>
          </table:table-cell>
          <table:table-cell table:style-name="Tabla4.A2" office:value-type="string">
            <text:p text:style-name="P14">Número de teléfono de contacto con la empresa.</text:p>
          </table:table-cell>
          <table:table-cell table:style-name="Tabla4.A2" office:value-type="string">
            <text:p text:style-name="P14">Alfanumérico de 12 caracteres</text:p>
          </table:table-cell>
          <table:table-cell table:style-name="Tabla4.D2" office:value-type="string">
            <text:p text:style-name="P14">Debe tener contenido.</text:p>
            <text:p text:style-name="P14"/>
            <text:p text:style-name="P14">Valor único en la tabla.</text:p>
            <text:p text:style-name="P14"/>
          </table:table-cell>
        </table:table-row>
        <table:table-row>
          <table:table-cell table:style-name="Tabla4.A2" office:value-type="string">
            <text:p text:style-name="P13">web</text:p>
          </table:table-cell>
          <table:table-cell table:style-name="Tabla4.A2" office:value-type="string">
            <text:p text:style-name="P14">Dirección web de la empresa, en caso de que lo tenga.</text:p>
          </table:table-cell>
          <table:table-cell table:style-name="Tabla4.A2" office:value-type="string">
            <text:p text:style-name="P14">Alfanumérico de 30 caracteres</text:p>
          </table:table-cell>
          <table:table-cell table:style-name="Tabla4.D2" office:value-type="string">
            <text:p text:style-name="P14">Valor único en la tabla.</text:p>
            <text:p text:style-name="P14"/>
            <text:p text:style-name="P14">Puede estar vacío.</text:p>
            <text:p text:style-name="P14"/>
          </table:table-cell>
        </table:table-row>
      </table:table>
      <text:p text:style-name="P1"/>
      <text:p text:style-name="P10">NOMBRE ENTIDAD:<text:span text:style-name="T1"> </text:span><text:span text:style-name="T3">ACTIVIDADES</text:span></text:p>
      <text:p text:style-name="P1">Descripción:</text:p>
      <text:p text:style-name="P3">Almacena los nombres de las distintas áreas laborales en las que se puede realizar las practicas y/o trabajar.</text:p>
      <text:p text:style-name="P3"/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row>
          <table:table-cell table:style-name="Tabla3.A1" office:value-type="string">
            <text:p text:style-name="P12">Nombre atributo</text:p>
          </table:table-cell>
          <table:table-cell table:style-name="Tabla3.A1" office:value-type="string">
            <text:p text:style-name="P12">Descripción</text:p>
          </table:table-cell>
          <table:table-cell table:style-name="Tabla3.A1" office:value-type="string">
            <text:p text:style-name="P12">Tipo de dato</text:p>
          </table:table-cell>
          <table:table-cell table:style-name="Tabla3.D1" office:value-type="string">
            <text:p text:style-name="P12">Restricciones</text:p>
            <text:p text:style-name="P12">(PK,FK,Nulo,Únicos, etc.)</text:p>
          </table:table-cell>
        </table:table-row>
        <table:table-row>
          <table:table-cell table:style-name="Tabla3.A2" office:value-type="string">
            <text:p text:style-name="P13">nombre_actividad</text:p>
          </table:table-cell>
          <table:table-cell table:style-name="Tabla3.A2" office:value-type="string">
            <text:p text:style-name="P14">Nombre de la actividad.</text:p>
          </table:table-cell>
          <table:table-cell table:style-name="Tabla3.A2" office:value-type="string">
            <text:p text:style-name="P14">Alfanumérico de 20 caracteres</text:p>
          </table:table-cell>
          <table:table-cell table:style-name="Tabla3.D2" office:value-type="string">
            <text:p text:style-name="P14">Clave primaria.</text:p>
          </table:table-cell>
        </table:table-row>
        <table:table-row>
          <table:table-cell table:style-name="Tabla3.A2" office:value-type="string">
            <text:p text:style-name="P13">descripción</text:p>
          </table:table-cell>
          <table:table-cell table:style-name="Tabla3.A2" office:value-type="string">
            <text:p text:style-name="P14">Breve descripción.</text:p>
          </table:table-cell>
          <table:table-cell table:style-name="Tabla3.A2" office:value-type="string">
            <text:p text:style-name="P14">Alfanumérico de 150 caracteres</text:p>
          </table:table-cell>
          <table:table-cell table:style-name="Tabla3.D2" office:value-type="string">
            <text:p text:style-name="P14"/>
          </table:table-cell>
        </table:table-row>
      </table:table>
      <text:p text:style-name="P1"/>
      <text:p text:style-name="P1"/>
      <text:p text:style-name="P1">NOMBRE ENTIDAD: <text:span text:style-name="T3">ACTIVIDAD_EMPRESA</text:span></text:p>
      <text:p text:style-name="P1">Descripción<text:span text:style-name="T1">:</text:span></text:p>
      <text:p text:style-name="P3">Contiene las actividades a las que se dedica una empresa.</text:p>
      <text:p text:style-name="P3">La clave primaria esta formada por la concatenación de los únicos dos atributos que tiene la tabla, cif_empresa y nombre_area.</text:p>
      <text:p text:style-name="P1"><text:span text:style-name="T1">Tabla que</text:span><text:span text:style-name="T4"> </text:span><text:span text:style-name="T8">relaciona la entidad EMPRESA con ACTIVIDADES,</text:span><text:span text:style-name="T9"> </text:span><text:span text:style-name="T1">para indicar que actividades se realizan en la empresa</text:span></text:p>
      <text:p text:style-name="P25">Restricciones respecto a la entidad ACTIVIDAD_EMPRESA</text:p>
      <text:list xml:id="list39534017" text:continue-list="list39547914" text:style-name="L1">
        <text:list-item text:start-value="1">
          <text:p text:style-name="P26">(10) Una empresa puede dedicarse a varias actividades</text:p>
          <text:p text:style-name="P29"><text:span text:style-name="T2">1 EMPRESA realiza N ACTIVIDADES</text:span> – esta entidad se relaciona con ACTIVIDADES en la tabla ACTIVIDAD_EMPRESA mediante las claves foráneas referenciadas a las tablas EMPRESA y ACTIVIDADES en su PK, respectivamente.</text:p>
        </text:list-item>
      </text:list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2">Nombre atributo</text:p>
          </table:table-cell>
          <table:table-cell table:style-name="Tabla5.A1" office:value-type="string">
            <text:p text:style-name="P12">Descripción</text:p>
          </table:table-cell>
          <table:table-cell table:style-name="Tabla5.A1" office:value-type="string">
            <text:p text:style-name="P12">Tipo de dato</text:p>
          </table:table-cell>
          <table:table-cell table:style-name="Tabla5.D1" table:number-columns-spanned="2" office:value-type="string">
            <text:p text:style-name="P12">Restricciones</text:p>
            <text:p text:style-name="P15">(PK,FK,Nulo,Únicos, etc.)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P13">cif_empresa</text:p>
          </table:table-cell>
          <table:table-cell table:style-name="Tabla5.A2" office:value-type="string">
            <text:p text:style-name="P14">Identificador de la empresa</text:p>
          </table:table-cell>
          <table:table-cell table:style-name="Tabla5.A2" office:value-type="string">
            <text:p text:style-name="P14">Alfanumérico de 9 caracteres</text:p>
          </table:table-cell>
          <table:table-cell table:style-name="Tabla5.D2" table:number-rows-spanned="2" office:value-type="string">
            <text:p text:style-name="P14">Clave primaria</text:p>
            <text:p text:style-name="P14"/>
            <text:p text:style-name="P14">(cif_empresa, nombre_area)</text:p>
            <text:p text:style-name="P14"/>
            <text:p text:style-name="P14">Permite que una empresa pueda tener varias actividades</text:p>
          </table:table-cell>
          <table:table-cell table:style-name="Tabla5.E2" office:value-type="string">
            <text:p text:style-name="P14">Clave ajena, referencia a cif_empresa de la tabla EMPRESA.</text:p>
            <text:p text:style-name="P14"/>
            <text:p text:style-name="P14">Debe tener contenido</text:p>
            <text:p text:style-name="P14"><text:s/></text:p>
          </table:table-cell>
        </table:table-row>
        <table:table-row table:style-name="Tabla5.2">
          <table:table-cell table:style-name="Tabla5.A2" office:value-type="string">
            <text:p text:style-name="P13">nombre_actividad</text:p>
          </table:table-cell>
          <table:table-cell table:style-name="Tabla5.A2" office:value-type="string">
            <text:p text:style-name="P14">Nombre-identificador de la actividad</text:p>
          </table:table-cell>
          <table:table-cell table:style-name="Tabla5.A2" office:value-type="string">
            <text:p text:style-name="P14">Alfanumérico de 20 caracteres</text:p>
          </table:table-cell>
          <table:covered-table-cell/>
          <table:table-cell table:style-name="Tabla5.E2" office:value-type="string">
            <text:p text:style-name="P14">Clave ajena, referencia a nombre_actividad de la tabla ACTIVIDADES.</text:p>
            <text:p text:style-name="P14"/>
            <text:p text:style-name="P14">Debe tener contenido</text:p>
            <text:p text:style-name="P14"/>
          </table:table-cell>
        </table:table-row>
      </table:table>
      <text:p text:style-name="P1"/>
      <text:p text:style-name="P10">NOMBRE ENTIDAD: <text:span text:style-name="T3">DIRECCION</text:span></text:p>
      <text:p text:style-name="P1">Descripción:</text:p>
      <text:p text:style-name="P3">Entidad donde se almacenan los datos de la dirección, tanto de personas como de las empresas.</text:p>
      <text:p text:style-name="P3">La clave primaria queda definida con el atributo id_entidad, que a su vez es clave foránea que referencia tanto a la tabla PERSONA como a la tabla EMPRESA.</text:p>
      <text:p text:style-name="P3">Se referencia a estas tablas mediante el atributo id_entidad, que hace referencia al atributo dni de la tabla PERSONA, y de la entidad EMPRESA al campo cif_empresa.</text:p>
      <text:p text:style-name="P25">Restricciones respecto a la entidad DIRECCION</text:p>
      <text:list xml:id="list39521754" text:continue-list="list39534017" text:style-name="L1">
        <text:list-item text:start-value="1">
          <text:p text:style-name="P28">Una sola persona solo podrá tener una dirección.</text:p>
          <text:p text:style-name="P29"><text:span text:style-name="T2">1 DIRECCIÓN</text:span> <text:span text:style-name="T5">es de</text:span> <text:span text:style-name="T2">1 PERSONA</text:span> – esta entidad se relaciona con la entidad PERSONA mediante el campo id_entidad, que referencia a la PK de la entidad PERSONA</text:p>
        </text:list-item>
        <text:list-item text:start-value="1">
          <text:p text:style-name="P28">Una empresa solo podrá tener una dirección.</text:p>
          <text:p text:style-name="P29"><text:span text:style-name="T2">1 DIRECCIÓN</text:span> <text:span text:style-name="T5">es de</text:span> <text:span text:style-name="T2">1 EMPRESA</text:span> – se relaciona con la entidad EMPRESA mediante el campo id_entidad, que referencia a la PK de la entidad EMPRESA.</text:p>
          <text:p text:style-name="P21"/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12">Nombre atributo</text:p>
          </table:table-cell>
          <table:table-cell table:style-name="Tabla11.A1" office:value-type="string">
            <text:p text:style-name="P12">Descripción</text:p>
          </table:table-cell>
          <table:table-cell table:style-name="Tabla11.A1" office:value-type="string">
            <text:p text:style-name="P12">Tipo de dato</text:p>
          </table:table-cell>
          <table:table-cell table:style-name="Tabla11.D1" office:value-type="string">
            <text:p text:style-name="P12">Restricciones</text:p>
            <text:p text:style-name="P15">(PK,FK,Nulo,Únicos, etc.)</text:p>
          </table:table-cell>
        </table:table-row>
        <table:table-row>
          <table:table-cell table:style-name="Tabla11.A2" office:value-type="string">
            <text:p text:style-name="P13">id_entidad</text:p>
          </table:table-cell>
          <table:table-cell table:style-name="Tabla11.A2" office:value-type="string">
            <text:p text:style-name="P14">Identifica cada tupla como única en la tabla.</text:p>
            <text:p text:style-name="P14"/>
            <text:p text:style-name="P14">Relaciona esta tabla con las entidades Persona y/o Empresa.</text:p>
          </table:table-cell>
          <table:table-cell table:style-name="Tabla11.A2" office:value-type="string">
            <text:p text:style-name="P14">Alfanumérico de 9 caracteres.</text:p>
          </table:table-cell>
          <table:table-cell table:style-name="Tabla11.D2" office:value-type="string">
            <text:p text:style-name="P14">Clave primaria.</text:p>
            <text:p text:style-name="P14"/>
            <text:p text:style-name="P14">Clave ajena, referencia a dni de la tabla PERSONA y, a su vez, a cif_empres de la tabla EMPRESA.</text:p>
          </table:table-cell>
        </table:table-row>
        <table:table-row>
          <table:table-cell table:style-name="Tabla11.A2" office:value-type="string">
            <text:p text:style-name="P13">dirección</text:p>
          </table:table-cell>
          <table:table-cell table:style-name="Tabla11.A2" office:value-type="string">
            <text:p text:style-name="P14">Dirección postal de la entidad.</text:p>
          </table:table-cell>
          <table:table-cell table:style-name="Tabla11.A2" office:value-type="string">
            <text:p text:style-name="P14">Alfanumérico de 50 caracteres.</text:p>
          </table:table-cell>
          <table:table-cell table:style-name="Tabla11.D2" office:value-type="string">
            <text:p text:style-name="P14">Debe tener contenido.</text:p>
          </table:table-cell>
        </table:table-row>
        <table:table-row>
          <table:table-cell table:style-name="Tabla11.A2" office:value-type="string">
            <text:p text:style-name="P13">municipio</text:p>
          </table:table-cell>
          <table:table-cell table:style-name="Tabla11.A2" office:value-type="string">
            <text:p text:style-name="P14">Localidad de la dirección.</text:p>
          </table:table-cell>
          <table:table-cell table:style-name="Tabla11.A2" office:value-type="string">
            <text:p text:style-name="P14">Alfanumérico de 20 caracteres.</text:p>
          </table:table-cell>
          <table:table-cell table:style-name="Tabla11.D2" office:value-type="string">
            <text:p text:style-name="P14">Debe tener contenido.</text:p>
          </table:table-cell>
        </table:table-row>
        <table:table-row>
          <table:table-cell table:style-name="Tabla11.A2" office:value-type="string">
            <text:p text:style-name="P13">provincia</text:p>
          </table:table-cell>
          <table:table-cell table:style-name="Tabla11.A2" office:value-type="string">
            <text:p text:style-name="P14">Provincia de la localidad.</text:p>
          </table:table-cell>
          <table:table-cell table:style-name="Tabla11.A2" office:value-type="string">
            <text:p text:style-name="P14">Alfanumérico de 20 caracteres.</text:p>
          </table:table-cell>
          <table:table-cell table:style-name="Tabla11.D2" office:value-type="string">
            <text:p text:style-name="P14">Debe tener contenido.</text:p>
          </table:table-cell>
        </table:table-row>
        <table:table-row>
          <table:table-cell table:style-name="Tabla11.A2" office:value-type="string">
            <text:p text:style-name="P13">cod_postal</text:p>
          </table:table-cell>
          <table:table-cell table:style-name="Tabla11.A2" office:value-type="string">
            <text:p text:style-name="P14">Código postal de la dirección.</text:p>
          </table:table-cell>
          <table:table-cell table:style-name="Tabla11.A2" office:value-type="string">
            <text:p text:style-name="P14">Numérico de 5 dígitos.</text:p>
          </table:table-cell>
          <table:table-cell table:style-name="Tabla11.D2" office:value-type="string">
            <text:p text:style-name="P14">Debe tener contenido.</text:p>
          </table:table-cell>
        </table:table-row>
      </table:table>
      <text:p text:style-name="P3"/>
      <text:p text:style-name="P9">Aún se podría descomponer en otras tablas: una provincia tiene muchos municipios que tienen muchos códigos postales que engloban a muchas direcciones.</text:p>
      <text:p text:style-name="P10">NOMBRE ENTIDAD: <text:span text:style-name="T3">FCT</text:span></text:p>
      <text:p text:style-name="P1">Descripción<text:span text:style-name="T1">:</text:span></text:p>
      <text:p text:style-name="P3">Tabla donde quedan almacenados la información sobra el módulo FCT de cada alumno.</text:p>
      <text:p text:style-name="P25">Restricciones respecto a la entidad FCT (practicas en empresa)</text:p>
      <text:list xml:id="list39522972" text:continue-list="list39521754" text:style-name="L1">
        <text:list-item text:start-value="1">
          <text:p text:style-name="P27">(6) Un alumno solo realizará las prácticas en una empresa.</text:p>
          <text:p text:style-name="P29"><text:span text:style-name="T2">1 ALUMNO </text:span><text:span text:style-name="T5">realiza</text:span><text:span text:style-name="T6"> FCT </text:span><text:span text:style-name="T5">en</text:span><text:span text:style-name="T6"> 1</text:span><text:span text:style-name="T2"> EMPRESA</text:span> – Relaciona las tablas ALUMNO-FCT-EMPRESA. Siendo dni_alumno (que referencia a la tabla ALUMNO) un valor UNIQUE, se consigue que un único alumno se relacione con 1 empresa, y por ser la composición de estos dos campos la PK de esta entidad FCT, esta combinación será única en esta entidad.</text:p>
        </text:list-item>
        <text:list-item>
          <text:p text:style-name="P26">(8) Una empresa podrá acoger a varios alumnos en prácticas.</text:p>
          <text:p text:style-name="P29"><text:span text:style-name="T2">1 EMPRESA</text:span> <text:span text:style-name="T5">acoge</text:span> <text:span text:style-name="T2">N ALUMNO</text:span> – Relaciona las tablas ALUMNO-FCT-EMPRESA. Siendo dni_alumno (que referencia a la tabla ALUMNO) un valor UNIQUE, se consigue que un único alumno se relacione con 1 empresa, pero que 1 empresa se pueda relacionar con varios alumnos.</text:p>
        </text:list-item>
      </text:list>
      <text:p text:style-name="P6"/>
      <table:table table:name="Tabla2" table:style-name="Tabla2">
        <table:table-column table:style-name="Tabla2.A" table:number-columns-repeated="2"/>
        <table:table-column table:style-name="Tabla2.C"/>
        <table:table-column table:style-name="Tabla2.D" table:number-columns-repeated="2"/>
        <table:table-row>
          <table:table-cell table:style-name="Tabla2.A1" office:value-type="string">
            <text:p text:style-name="P12">Nombre atributo</text:p>
          </table:table-cell>
          <table:table-cell table:style-name="Tabla2.A1" office:value-type="string">
            <text:p text:style-name="P12">Descripción</text:p>
          </table:table-cell>
          <table:table-cell table:style-name="Tabla2.A1" office:value-type="string">
            <text:p text:style-name="P12">Tipo de dato</text:p>
          </table:table-cell>
          <table:table-cell table:style-name="Tabla2.D1" table:number-columns-spanned="2" office:value-type="string">
            <text:p text:style-name="P12">Restricciones</text:p>
            <text:p text:style-name="P12">(PK,FK,Nulo,Únicos, etc.)</text:p>
          </table:table-cell>
          <table:covered-table-cell/>
        </table:table-row>
        <table:table-row>
          <table:table-cell table:style-name="Tabla2.A2" office:value-type="string">
            <text:p text:style-name="P13">dni_alumno</text:p>
          </table:table-cell>
          <table:table-cell table:style-name="Tabla2.A2" office:value-type="string">
            <text:p text:style-name="P14">Identifica al alumno.</text:p>
          </table:table-cell>
          <table:table-cell table:style-name="Tabla2.A2" office:value-type="string">
            <text:p text:style-name="P14">Alfanumérico de 9 caracteres.</text:p>
          </table:table-cell>
          <table:table-cell table:style-name="Tabla2.D2" table:number-rows-spanned="2" office:value-type="string">
            <text:p text:style-name="P14">Clave primaria.</text:p>
            <text:p text:style-name="P14"/>
            <text:p text:style-name="P14">(dni_alumno,cif_empresa)</text:p>
            <text:p text:style-name="P14"/>
            <text:p text:style-name="P14">Permite que un alumno haya realizado el módulo en una sola empresa, y que una empresa haya acogido a varios alumnos en prácticas.</text:p>
          </table:table-cell>
          <table:table-cell table:style-name="Tabla2.E2" office:value-type="string">
            <text:p text:style-name="P14">Clave ajena, referencia a dni_persona de la tabla ALUMNO.</text:p>
            <text:p text:style-name="P14"/>
            <text:p text:style-name="P14">Debe tener un valor único.</text:p>
            <text:p text:style-name="P14"/>
            <text:p text:style-name="P14">Debe tener contenido.</text:p>
            <text:p text:style-name="P14"/>
          </table:table-cell>
        </table:table-row>
        <table:table-row>
          <table:table-cell table:style-name="Tabla2.A2" office:value-type="string">
            <text:p text:style-name="P13">cif_empresa</text:p>
          </table:table-cell>
          <table:table-cell table:style-name="Tabla2.A2" office:value-type="string">
            <text:p text:style-name="P14">Identifica a la empresa.</text:p>
          </table:table-cell>
          <table:table-cell table:style-name="Tabla2.A2" office:value-type="string">
            <text:p text:style-name="P14">Alfanumérico de 9 caracteres.</text:p>
          </table:table-cell>
          <table:covered-table-cell/>
          <table:table-cell table:style-name="Tabla2.E2" office:value-type="string">
            <text:p text:style-name="P14">Clave ajena, referencia a cif_empresa de la tabla EMPRESA.</text:p>
            <text:p text:style-name="P14"/>
            <text:p text:style-name="P14">Debe tener contenido.</text:p>
            <text:p text:style-name="P14"/>
          </table:table-cell>
        </table:table-row>
        <table:table-row>
          <table:table-cell table:style-name="Tabla2.A2" office:value-type="string">
            <text:p text:style-name="P13">convocatoria</text:p>
          </table:table-cell>
          <table:table-cell table:style-name="Tabla2.A2" office:value-type="string">
            <text:p text:style-name="P14">Convocatoria en la que se ha realizado el módulo, ya sea junio o diciembre.</text:p>
          </table:table-cell>
          <table:table-cell table:style-name="Tabla2.A2" office:value-type="string">
            <text:p text:style-name="P14">Alfanumérico de 3 caracteres.</text:p>
          </table:table-cell>
          <table:table-cell table:style-name="Tabla2.E2" table:number-columns-spanned="2" office:value-type="string">
            <text:p text:style-name="P14">Debe tener contenido.</text:p>
            <text:p text:style-name="P14"/>
            <text:p text:style-name="P14">Únicamente puede tener dos valores 'JUN' (para la convocatoria de junio) o 'DIC' (para la convocatoria de diciembre).</text:p>
            <text:p text:style-name="P14"/>
          </table:table-cell>
          <table:covered-table-cell/>
        </table:table-row>
        <table:table-row>
          <table:table-cell table:style-name="Tabla2.A2" office:value-type="string">
            <text:p text:style-name="P13">area_fct</text:p>
          </table:table-cell>
          <table:table-cell table:style-name="Tabla2.A2" office:value-type="string">
            <text:p text:style-name="P14">Indica la actividad en la que, el alumno, a cursado el módulo.</text:p>
          </table:table-cell>
          <table:table-cell table:style-name="Tabla2.A2" office:value-type="string">
            <text:p text:style-name="P14">Alfanumérico de 20 caracteres.</text:p>
          </table:table-cell>
          <table:table-cell table:style-name="Tabla2.E2" table:number-columns-spanned="2" office:value-type="string">
            <text:p text:style-name="P14">Clave ajena, referencia a nombre de la tabla ACTIVIDADES.</text:p>
            <text:p text:style-name="P14"/>
            <text:p text:style-name="P14">Debe tener contenido.</text:p>
            <text:p text:style-name="P14"/>
          </table:table-cell>
          <table:covered-table-cell/>
        </table:table-row>
      </table:table>
      <text:p text:style-name="P3"/>
      <text:p text:style-name="P10">NOMBRE ENTIDAD: <text:span text:style-name="T3">CENTRO</text:span></text:p>
      <text:p text:style-name="P1">Descripción<text:span text:style-name="T1">:</text:span></text:p>
      <text:p text:style-name="P3">Contendrá la relación de centros incluidos en el sistema.</text:p>
      <text:p text:style-name="P3">La clave primaria esta formada por la unión de los campos nombre y municipio.</text:p>
      <text:p text:style-name="P3"/>
      <table:table table:name="Tabla9" table:style-name="Tabla9">
        <table:table-column table:style-name="Tabla9.A" table:number-columns-repeated="2"/>
        <table:table-column table:style-name="Tabla9.C"/>
        <table:table-column table:style-name="Tabla9.D" table:number-columns-repeated="2"/>
        <table:table-row>
          <table:table-cell table:style-name="Tabla9.A1" office:value-type="string">
            <text:p text:style-name="P12">Nombre atributo</text:p>
          </table:table-cell>
          <table:table-cell table:style-name="Tabla9.A1" office:value-type="string">
            <text:p text:style-name="P12">Descripción</text:p>
          </table:table-cell>
          <table:table-cell table:style-name="Tabla9.A1" office:value-type="string">
            <text:p text:style-name="P12">Tipo de dato</text:p>
          </table:table-cell>
          <table:table-cell table:style-name="Tabla9.D1" table:number-columns-spanned="2" office:value-type="string">
            <text:p text:style-name="P12">Restricciones</text:p>
            <text:p text:style-name="P15">(PK,FK,Nulo,Únicos, etc.)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13">nombre</text:p>
          </table:table-cell>
          <table:table-cell table:style-name="Tabla9.A2" office:value-type="string">
            <text:p text:style-name="P14">Nombre del centro</text:p>
          </table:table-cell>
          <table:table-cell table:style-name="Tabla9.A2" office:value-type="string">
            <text:p text:style-name="P14">Alfanumérico de 20 caracteres</text:p>
          </table:table-cell>
          <table:table-cell table:style-name="Tabla9.D2" table:number-rows-spanned="2" office:value-type="string">
            <text:p text:style-name="P14">Clave primaria</text:p>
            <text:p text:style-name="P14"/>
            <text:p text:style-name="P14">(nombre,municipio)</text:p>
            <text:p text:style-name="P14"/>
            <text:p text:style-name="P14">Permite una mejor indexación de las tuplas, haciendo que cada una sea única</text:p>
          </table:table-cell>
          <table:table-cell table:style-name="Tabla9.E2" office:value-type="string">
            <text:p text:style-name="P14">Debe tener contenido</text:p>
          </table:table-cell>
        </table:table-row>
        <table:table-row table:style-name="Tabla9.2">
          <table:table-cell table:style-name="Tabla9.A2" office:value-type="string">
            <text:p text:style-name="P13">municipio</text:p>
          </table:table-cell>
          <table:table-cell table:style-name="Tabla9.A2" office:value-type="string">
            <text:p text:style-name="P14">Localidad donde está ubicado el centro</text:p>
          </table:table-cell>
          <table:table-cell table:style-name="Tabla9.A2" office:value-type="string">
            <text:p text:style-name="P14">Alfanumérico de 20 caracteres</text:p>
          </table:table-cell>
          <table:covered-table-cell/>
          <table:table-cell table:style-name="Tabla9.E2" office:value-type="string">
            <text:p text:style-name="P14">Debe tener contenido</text:p>
          </table:table-cell>
        </table:table-row>
        <table:table-row>
          <table:table-cell table:style-name="Tabla9.A2" office:value-type="string">
            <text:p text:style-name="P13">provincia</text:p>
          </table:table-cell>
          <table:table-cell table:style-name="Tabla9.A2" office:value-type="string">
            <text:p text:style-name="P14">Provincia donde está ubicado el centro</text:p>
          </table:table-cell>
          <table:table-cell table:style-name="Tabla9.A2" office:value-type="string">
            <text:p text:style-name="P14">Alfanumérico de 20 caracteres</text:p>
          </table:table-cell>
          <table:table-cell table:style-name="Tabla9.E2" table:number-columns-spanned="2" office:value-type="string">
            <text:p text:style-name="P14"/>
          </table:table-cell>
          <table:covered-table-cell/>
        </table:table-row>
      </table:table>
      <text:p text:style-name="P5"/>
      <text:p text:style-name="P10">NOMBRE ENTIDAD: <text:span text:style-name="T3">TITULACIÓN</text:span></text:p>
      <text:p text:style-name="P1">Descripción<text:span text:style-name="T1">:</text:span></text:p>
      <text:p text:style-name="P3">Contendrá las titulaciones obtenidas por los alumnos, teniendo en cuenta la relación entre los alumnos, la titulación obtenida y el centro donde obtuvo la titulación el alumno.</text:p>
      <text:p text:style-name="P3">Relaciona Centro, Alumno y Titulación.</text:p>
      <text:p text:style-name="P3">La clave primaria esta formada por la combinación de los atributos nombre_titulo, centro_nombre, centro_municipio y dni_alumno.</text:p>
      <text:p text:style-name="P25">Restricciones respecto a la entidad TITULACIÓN</text:p>
      <text:list xml:id="list39546666" text:continue-numbering="true" text:style-name="L1">
        <text:list-item>
          <text:p text:style-name="P26">(5) Un alumno podrá haber estudiado en distintos centros, o en el mismo centro, varias titulaciones diferentes.</text:p>
          <text:p text:style-name="P30"><text:span text:style-name="T2">1 ALUMNO</text:span> <text:span text:style-name="T5">ha estudiado en</text:span> <text:span text:style-name="T2">N CENTROS</text:span> – Teniendo como clave primaria la combinación de los campos nombre_titulo, dni_alumno, centro_nombre y centro_municipio (siendo estos dos último la clave primaria compuesta de la entidad CENTRO), conseguimos que cada fila sea única y también la restricción indicada. Puesto que la misma titulación se puede obtener en distintos centros restringimos que esa combinación no se pueda repetir en la tabla, y si añadimos el alumno conseguimos que el alumno no se pueda sacar la misma titulación en el mismo centro, pero si distintas titulaciones en distintos centros o en el mismo.</text:p>
        </text:list-item>
      </text:list>
      <text:p text:style-name="P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12">Nombre atributo</text:p>
          </table:table-cell>
          <table:table-cell table:style-name="Tabla8.A1" office:value-type="string">
            <text:p text:style-name="P12">Descripción</text:p>
          </table:table-cell>
          <table:table-cell table:style-name="Tabla8.A1" office:value-type="string">
            <text:p text:style-name="P12">Tipo de dato</text:p>
          </table:table-cell>
          <table:table-cell table:style-name="Tabla8.D1" table:number-columns-spanned="2" office:value-type="string">
            <text:p text:style-name="P12">Restricciones</text:p>
            <text:p text:style-name="P15">(PK,FK,Nulo,Únicos, etc.)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P13">nombre_titulo</text:p>
          </table:table-cell>
          <table:table-cell table:style-name="Tabla8.A2" office:value-type="string">
            <text:p text:style-name="P14">Nombre de la titulación</text:p>
          </table:table-cell>
          <table:table-cell table:style-name="Tabla8.A2" office:value-type="string">
            <text:p text:style-name="P14">Alfanumérico de 20 caracteres</text:p>
          </table:table-cell>
          <table:table-cell table:style-name="Tabla8.D2" table:number-rows-spanned="4" office:value-type="string">
            <text:p text:style-name="P14">Clave primaria.</text:p>
            <text:p text:style-name="P14"/>
            <text:p text:style-name="P14">(nombre_titulo,centro_nombre,centro_municipio,dni_alumno)</text:p>
            <text:p text:style-name="P14"/>
            <text:p text:style-name="P14">Permite que un alumno tenga varias titulaciones de varios centros, o del mismo.</text:p>
          </table:table-cell>
          <table:table-cell table:style-name="Tabla8.E2" office:value-type="string">
            <text:p text:style-name="P14">Debe tener contenido.</text:p>
          </table:table-cell>
        </table:table-row>
        <table:table-row table:style-name="Tabla8.2">
          <table:table-cell table:style-name="Tabla8.A2" office:value-type="string">
            <text:p text:style-name="P13">centro_nombre</text:p>
          </table:table-cell>
          <table:table-cell table:style-name="Tabla8.A2" office:value-type="string">
            <text:p text:style-name="P14">Centro de estudios donde se obtiene la titulación.</text:p>
            <text:p text:style-name="P14"/>
            <text:p text:style-name="P14">Referencia a la parte (attr. nombre) de la PK compuesta de la tabla CENTRO</text:p>
            <text:p text:style-name="P14"/>
          </table:table-cell>
          <table:table-cell table:style-name="Tabla8.A2" office:value-type="string">
            <text:p text:style-name="P14">Alfanumérico de 20 caracteres</text:p>
          </table:table-cell>
          <table:covered-table-cell/>
          <table:table-cell table:style-name="Tabla8.E2" office:value-type="string">
            <text:p text:style-name="P14">Clave ajena, referencia a nombre de la tabla CENTRO.</text:p>
            <text:p text:style-name="P14"/>
            <text:p text:style-name="P14">Debe tener contenido.</text:p>
            <text:p text:style-name="P14"/>
          </table:table-cell>
        </table:table-row>
        <table:table-row table:style-name="Tabla8.2">
          <table:table-cell table:style-name="Tabla8.A2" office:value-type="string">
            <text:p text:style-name="P13">centro_municipio</text:p>
          </table:table-cell>
          <table:table-cell table:style-name="Tabla8.A2" office:value-type="string">
            <text:p text:style-name="P14">Municipio del Centro de estudios donde se obtiene la titulación.</text:p>
            <text:p text:style-name="P14"/>
            <text:p text:style-name="P14">Referencia a la parte (attr. municipio) de la PK compuesta de la tabla CENTRO</text:p>
            <text:p text:style-name="P14"/>
          </table:table-cell>
          <table:table-cell table:style-name="Tabla8.A2" office:value-type="string">
            <text:p text:style-name="P14">Alfanumérico de 20 caracteres</text:p>
          </table:table-cell>
          <table:covered-table-cell/>
          <table:table-cell table:style-name="Tabla8.E2" office:value-type="string">
            <text:p text:style-name="P14">Clave ajena, referencia a municipio de la tabla CENTRO.</text:p>
            <text:p text:style-name="P14"/>
            <text:p text:style-name="P14">Debe tener contenido.</text:p>
            <text:p text:style-name="P14"/>
          </table:table-cell>
        </table:table-row>
        <table:table-row table:style-name="Tabla8.2">
          <table:table-cell table:style-name="Tabla8.A2" office:value-type="string">
            <text:p text:style-name="P13">dni_alumno</text:p>
          </table:table-cell>
          <table:table-cell table:style-name="Tabla8.A2" office:value-type="string">
            <text:p text:style-name="P14">Identificador del alumno poseedor de la titulación</text:p>
          </table:table-cell>
          <table:table-cell table:style-name="Tabla8.A2" office:value-type="string">
            <text:p text:style-name="P14">Alfanumérico de 9 caracteres</text:p>
          </table:table-cell>
          <table:covered-table-cell/>
          <table:table-cell table:style-name="Tabla8.E2" office:value-type="string">
            <text:p text:style-name="P14">Clave ajena, referencia a dni_persona de la tabla ALUMNO.</text:p>
            <text:p text:style-name="P14"/>
            <text:p text:style-name="P14">Debe tener contenido.</text:p>
            <text:p text:style-name="P14"/>
          </table:table-cell>
        </table:table-row>
        <table:table-row>
          <table:table-cell table:style-name="Tabla8.A2" office:value-type="string">
            <text:p text:style-name="P13">año</text:p>
          </table:table-cell>
          <table:table-cell table:style-name="Tabla8.A2" office:value-type="string">
            <text:p text:style-name="P14">Año en el que se ha obtenido la titulación</text:p>
          </table:table-cell>
          <table:table-cell table:style-name="Tabla8.A2" office:value-type="string">
            <text:p text:style-name="P14">Año de 4 dígitos</text:p>
          </table:table-cell>
          <table:table-cell table:style-name="Tabla8.E2" table:number-columns-spanned="2" office:value-type="string">
            <text:p text:style-name="P14">Debe tener contenido.</text:p>
            <text:p text:style-name="P14"/>
          </table:table-cell>
          <table:covered-table-cell/>
        </table:table-row>
        <table:table-row>
          <table:table-cell table:style-name="Tabla8.A2" office:value-type="string">
            <text:p text:style-name="P13">nota</text:p>
          </table:table-cell>
          <table:table-cell table:style-name="Tabla8.A2" office:value-type="string">
            <text:p text:style-name="P14">Calificación obtenbida</text:p>
          </table:table-cell>
          <table:table-cell table:style-name="Tabla8.A2" office:value-type="string">
            <text:p text:style-name="P14">Numérico de 2 dígitos con 2 decimales</text:p>
          </table:table-cell>
          <table:table-cell table:style-name="Tabla8.E2" table:number-columns-spanned="2" office:value-type="string">
            <text:p text:style-name="P14">Debe tener contenido.</text:p>
          </table:table-cell>
          <table:covered-table-cell/>
        </table:table-row>
      </table:table>
      <text:p text:style-name="P6"/>
      <text:p text:style-name="P6"/>
      <text:p text:style-name="P10">NOMBRE ENTIDAD: <text:span text:style-name="T3">EXP_LABORAL</text:span></text:p>
      <text:p text:style-name="P1">Descripción<text:span text:style-name="T1">:</text:span></text:p>
      <text:p text:style-name="P3">Contendrá para cada alumno la experiencia laboral que ha conseguido en el tiempo, el area laboral en la que ha trabajado así como las empresas donde ha prestado el servicio.</text:p>
      <text:p text:style-name="P3">La clave primaria está formada por la combinación de los campos f_inicio, cif_empresa y dni_alumno.</text:p>
      <text:p text:style-name="P25">Restricciones respecto a la entidad EXP_LABORAL</text:p>
      <text:list xml:id="list39516990" text:continue-list="list39546666" text:style-name="L1">
        <text:list-item text:start-value="1">
          <text:p text:style-name="P27">(7) Un alumno podrá haber trabajado en distintas empresas o en la misma varias veces.</text:p>
          <text:p text:style-name="P31"><text:span text:style-name="T2">1 ALUMNO</text:span> <text:span text:style-name="T5">ha trabajado en</text:span> <text:span text:style-name="T2">N EMPRESAS</text:span> – Se relaciona, en esta tabla, a las entidades de esta restricción mediante sus claves primarias -siendo en esta tabla claves ajenas-, que en combinación con el atributo f_inicio (fecha de inicio del contrato) crean la clave primaria de esta entidad, Permitiendo asi que un alumno pueda tener experiencia en varias empresas</text:p>
        </text:list-item>
        <text:list-item>
          <text:p text:style-name="P26">(9) Una empresa podrá contratar a varios alumnos.</text:p>
          <text:p text:style-name="P31"><text:span text:style-name="T2">N EMPRESAS</text:span> <text:span text:style-name="T5">contratan a </text:span><text:span text:style-name="T2">N ALUMNOS </text:span>– Se relaciona, en esta tabla, a las entidades de esta restricción mediante sus claves primarias -siendo en esta tabla claves ajenas-, que en combinación con el atributo f_inicio (fecha de inicio del contrato) crean la clave primaria de esta entidad, Permitiendo asi que varias empresas puedan contratar a varios alumnos.</text:p>
        </text:list-item>
      </text:list>
      <text:p text:style-name="P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office:value-type="string">
            <text:p text:style-name="P12">Nombre atributo</text:p>
          </table:table-cell>
          <table:table-cell table:style-name="Tabla10.A1" office:value-type="string">
            <text:p text:style-name="P12">Descripción</text:p>
          </table:table-cell>
          <table:table-cell table:style-name="Tabla10.A1" office:value-type="string">
            <text:p text:style-name="P12">Tipo de dato</text:p>
          </table:table-cell>
          <table:table-cell table:style-name="Tabla10.D1" table:number-columns-spanned="2" office:value-type="string">
            <text:p text:style-name="P12">Restricciones</text:p>
            <text:p text:style-name="P15">(PK,FK,Nulo,Únicos, etc.)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13">f_inicio</text:p>
          </table:table-cell>
          <table:table-cell table:style-name="Tabla10.A2" office:value-type="string">
            <text:p text:style-name="P14">Fecha de inicio del contrato</text:p>
          </table:table-cell>
          <table:table-cell table:style-name="Tabla10.A2" office:value-type="string">
            <text:p text:style-name="P14">Fecha</text:p>
          </table:table-cell>
          <table:table-cell table:style-name="Tabla10.D2" table:number-rows-spanned="3" office:value-type="string">
            <text:p text:style-name="P14">Clave primaria.</text:p>
            <text:p text:style-name="P14"/>
            <text:p text:style-name="P14">(f_inicio,cif_empresa,dni_alumno)</text:p>
            <text:p text:style-name="P14"/>
            <text:p text:style-name="P14">Permite que un alumno pueda tener experiencia en varias empresas.</text:p>
          </table:table-cell>
          <table:table-cell table:style-name="Tabla10.E2" office:value-type="string">
            <text:p text:style-name="P14">Debe tener contenido.</text:p>
          </table:table-cell>
        </table:table-row>
        <table:table-row table:style-name="Tabla10.2">
          <table:table-cell table:style-name="Tabla10.A2" office:value-type="string">
            <text:p text:style-name="P13">cif_empresa</text:p>
          </table:table-cell>
          <table:table-cell table:style-name="Tabla10.A2" office:value-type="string">
            <text:p text:style-name="P14">Código de la empresa</text:p>
          </table:table-cell>
          <table:table-cell table:style-name="Tabla10.A2" office:value-type="string">
            <text:p text:style-name="P14">Alfanumérico de 9 caracteres</text:p>
          </table:table-cell>
          <table:covered-table-cell/>
          <table:table-cell table:style-name="Tabla10.E2" office:value-type="string">
            <text:p text:style-name="P14">Clave ajena, referencia a cif_empresa de la tabla EMPRESA.</text:p>
            <text:p text:style-name="P14"/>
            <text:p text:style-name="P14">Debe tener contenido.</text:p>
            <text:p text:style-name="P14"/>
          </table:table-cell>
        </table:table-row>
        <table:table-row table:style-name="Tabla10.2">
          <table:table-cell table:style-name="Tabla10.A2" office:value-type="string">
            <text:p text:style-name="P13">dni_alumno</text:p>
          </table:table-cell>
          <table:table-cell table:style-name="Tabla10.A2" office:value-type="string">
            <text:p text:style-name="P14">Código del alumno</text:p>
          </table:table-cell>
          <table:table-cell table:style-name="Tabla10.A2" office:value-type="string">
            <text:p text:style-name="P14">Alfanumérico de 9 caracteres</text:p>
          </table:table-cell>
          <table:covered-table-cell/>
          <table:table-cell table:style-name="Tabla10.E2" office:value-type="string">
            <text:p text:style-name="P14">Clave ajena, referencia a dni_persona de la tabla ALUMNO.</text:p>
            <text:p text:style-name="P14"/>
            <text:p text:style-name="P14">Debe tener contenido.</text:p>
            <text:p text:style-name="P14"/>
          </table:table-cell>
        </table:table-row>
        <table:table-row>
          <table:table-cell table:style-name="Tabla10.A2" office:value-type="string">
            <text:p text:style-name="P13">f_fin</text:p>
          </table:table-cell>
          <table:table-cell table:style-name="Tabla10.A2" office:value-type="string">
            <text:p text:style-name="P14">Fecha de fin del contrato, si el alumno sigue trabajando este campo estará vacío.</text:p>
          </table:table-cell>
          <table:table-cell table:style-name="Tabla10.A2" office:value-type="string">
            <text:p text:style-name="P14">Fecha</text:p>
          </table:table-cell>
          <table:table-cell table:style-name="Tabla10.E2" table:number-columns-spanned="2" office:value-type="string">
            <text:p text:style-name="P14">Debe ser posterior a la fecha de inicio.</text:p>
            <text:p text:style-name="P14">Puede estar vacío si el contrato esta en vigor.</text:p>
            <text:p text:style-name="P14"/>
          </table:table-cell>
          <table:covered-table-cell/>
        </table:table-row>
        <table:table-row>
          <table:table-cell table:style-name="Tabla10.A2" office:value-type="string">
            <text:p text:style-name="P13">actividad</text:p>
          </table:table-cell>
          <table:table-cell table:style-name="Tabla10.A2" office:value-type="string">
            <text:p text:style-name="P14">Área laboral en la que ha trabajado el alumno en la empresa, durante ese contrato.</text:p>
          </table:table-cell>
          <table:table-cell table:style-name="Tabla10.A2" office:value-type="string">
            <text:p text:style-name="P14">Alfanumérico de 20 caracteres</text:p>
          </table:table-cell>
          <table:table-cell table:style-name="Tabla10.E2" table:number-columns-spanned="2" office:value-type="string">
            <text:p text:style-name="P14">Clave ajena, referencia a nombre de la tabla ACTIVIDADES.</text:p>
            <text:p text:style-name="P14"/>
            <text:p text:style-name="P14">Debe tener contenido.</text:p>
            <text:p text:style-name="P14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swiss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1T19:25:14.02</meta:creation-date>
    <meta:editing-duration>PT12H7M26S</meta:editing-duration>
    <meta:editing-cycles>152</meta:editing-cycles>
    <meta:generator>OpenOffice/4.1.11$Win32 OpenOffice.org_project/4111m1$Build-9808</meta:generator>
    <dc:date>2021-12-08T19:30:48.54</dc:date>
    <meta:document-statistic meta:table-count="12" meta:image-count="0" meta:object-count="0" meta:page-count="11" meta:paragraph-count="429" meta:word-count="3322" meta:character-count="20635"/>
  </office:meta>
</office:document-meta>
</file>